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8.53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6.44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Материал</text:p>
          </table:table-cell>
          <table:table-cell table:style-name="ce1" office:value-type="string" calcext:value-type="string">
            <text:p>Масса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Примечание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</text:p>
          </table:table-cell>
          <table:table-cell table:style-name="ce1" office:value-type="string" calcext:value-type="string">
            <text:p>Сталь 10 ГОСТ 1050-2013</text:p>
          </table:table-cell>
          <table:table-cell table:style-name="ce1" office:value-type="float" office:value="0.308511519525405" calcext:value-type="float">
            <text:p>0,3085115195254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1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1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0.349586272674717" calcext:value-type="float">
            <text:p>0,3495862726747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15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2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0.52492955424564" calcext:value-type="float">
            <text:p>0,5249295542456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2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3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0.641092927125033" calcext:value-type="float">
            <text:p>0,64109292712503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25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4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0.99693555067102" calcext:value-type="float">
            <text:p>0,9969355506710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32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5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1.1812155899626" calcext:value-type="float">
            <text:p>1,18121558996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4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6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1.28969761172429" calcext:value-type="float">
            <text:p>1,2896976117242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5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7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1.58002538353136" calcext:value-type="float">
            <text:p>1,5800253835313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65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8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2.13043328038026" calcext:value-type="float">
            <text:p>2,130433280380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4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8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09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2.69032181749836" calcext:value-type="float">
            <text:p>2,6903218174983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10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10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3.3805890098212" calcext:value-type="float">
            <text:p>3,380589009821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Ду125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11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4.17558754852162" calcext:value-type="float">
            <text:p>4,1755875485216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Ду15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12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5.60623887811224" calcext:value-type="float">
            <text:p>5,6062388781122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Ду20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13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7.317101266427" calcext:value-type="float">
            <text:p>7,317101266427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Ду250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Фланец исп. L-Dy-0,6 (ГОСТ 33259-2015)</text:p>
          </table:table-cell>
          <table:table-cell table:style-name="ce1" office:value-type="string" calcext:value-type="string">
            <text:p>07.22932.001$|-$|14$|$|$|$|</text:p>
          </table:table-cell>
          <table:table-cell table:style-name="ce1" office:value-type="string" calcext:value-type="string">
            <text:p>Сталь 12Х18Н10Т ГОСТ 5632-2014</text:p>
          </table:table-cell>
          <table:table-cell table:style-name="ce1" office:value-type="float" office:value="10.2185423424829" calcext:value-type="float">
            <text:p>10,2185423424829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6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Ду300</text:p>
          </table:table-cell>
          <table:table-cell table:number-columns-repeated="16367"/>
        </table:table-row>
        <table:table-row table:style-name="ro1" table:number-rows-repeated="1048559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>
        <table:named-range table:name="Report" table:base-cell-address="$Report.$A$1" table:cell-range-address="$Report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?</number:text>
    </number:number-style>
    <number:number-style style:name="N114"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?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?</number:text>
    </number:number-style>
    <number:number-style style:name="N116"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?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?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23P2" style:volatile="true">
      <number:text loext:blank-width-char="-"> </number:text>
      <number:fill-character> </number:fill-character>
      <number:text loext:blank-width-char="-3">- ?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?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?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ort" style:display-name="PageStyle_Repo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3-21T19:11:28.497610800</dc:date>
    <meta:editing-duration>PT21M31S</meta:editing-duration>
    <meta:editing-cycles>2</meta:editing-cycles>
    <meta:generator>LibreOffice/25.2.0.3$Windows_X86_64 LibreOffice_project/e1cf4a87eb02d755bce1a01209907ea5ddc8f069</meta:generator>
    <meta:document-statistic meta:table-count="1" meta:cell-count="240" meta:object-count="0"/>
  </office:meta>
</office:document-meta>
</file>